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மொழிப்போர்</text:p>
          </table:table-cell>
          <table:table-cell office:value-type="string" calcext:value-type="string">
            <text:p>ஆர். முத்துக்குமார்</text:p>
          </table:table-cell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4-25" calcext:value-type="date">
            <text:p>25 Apr 202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Secret Adversary</text:p>
          </table:table-cell>
          <table:table-cell office:value-type="string" calcext:value-type="string">
            <text:p>Agatha Christie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ஆங்கில கதை</text:p>
          </table:table-cell>
          <table:table-cell office:value-type="date" office:date-value="2021-04-28" calcext:value-type="date">
            <text:p>28 Apr 202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புதுமைப்பித்தன் கதைகள் (முழுத் தொகுப்பு)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638" calcext:value-type="float">
            <text:p>63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29" calcext:value-type="date">
            <text:p>29 Apr 202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சூரியகாந்தி</text:p>
          </table:table-cell>
          <table:table-cell office:value-type="string" calcext:value-type="string">
            <text:p>ந. சிதம்பரசுப்பிரமணியன்</text:p>
          </table:table-cell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கடல்புரத்தில்</text:p>
          </table:table-cell>
          <table:table-cell office:value-type="string" calcext:value-type="string">
            <text:p>வண்ணநிலவன்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ராஸ லீலா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614" calcext:value-type="float">
            <text:p>614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6-30" calcext:value-type="date">
            <text:p>30 Jun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22])" office:value-type="float" office:value="4437" calcext:value-type="float">
            <text:p>4437</text:p>
          </table:table-cell>
          <table:table-cell table:number-columns-repeated="1019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3:59:01.426274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7-01T00:03:55.719867238</dc:date>
    <meta:editing-duration>PT5H8M15S</meta:editing-duration>
    <meta:editing-cycles>91</meta:editing-cycles>
    <meta:document-statistic meta:table-count="1" meta:cell-count="155" meta:object-count="0"/>
  </office:meta>
</office:document-meta>
</file>